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2A0885344DFEEFF6836.png" manifest:media-type="image/png"/>
  <manifest:file-entry manifest:full-path="Pictures/100000000000044F000002B72D06957BB8522C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98cm" fo:min-width="0.0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18pt" style:font-size-complex="18pt"/>
    </style:style>
    <style:style style:name="P3" style:family="paragraph">
      <loext:graphic-properties draw:fill="none" draw:fill-color="#ffffff"/>
      <style:text-properties fo:font-size="26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text-properties fo:font-size="20pt" style:font-size-asian="18pt" style:font-size-complex="18pt"/>
    </style:style>
    <style:style style:name="P6" style:family="paragraph">
      <loext:graphic-properties draw:fill="none" draw:fill-color="#ffffff"/>
      <style:text-properties fo:font-size="20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17cm" svg:height="11.982cm" svg:x="0.737cm" svg:y="2.769cm">
          <draw:image xlink:href="Pictures/100000000000044F000002B72D06957BB8522C58.png" xlink:type="simple" xlink:show="embed" xlink:actuate="onLoad" loext:mime-type="image/png">
            <text:p/>
          </draw:image>
        </draw:frame>
        <draw:frame draw:style-name="gr2" draw:text-style-name="P3" draw:layer="layout" svg:width="5.334cm" svg:height="2.301cm" svg:x="8.357cm" svg:y="2.769cm">
          <draw:text-box>
            <text:p text:style-name="P2"><text:span text:style-name="T1">16S rRNA</text:span></text:p>
          </draw:text-box>
        </draw:frame>
        <draw:frame draw:style-name="gr2" draw:text-style-name="P3" draw:layer="layout" svg:width="5.334cm" svg:height="2.301cm" svg:x="9.881cm" svg:y="14.946cm">
          <draw:text-box>
            <text:p text:style-name="P2"><text:span text:style-name="T1">ITS1</text:span></text:p>
          </draw:text-box>
        </draw:frame>
        <draw:frame draw:style-name="gr1" draw:text-style-name="P1" draw:layer="layout" svg:width="19.017cm" svg:height="11.389cm" svg:x="0.991cm" svg:y="16.526cm">
          <draw:image xlink:href="Pictures/1000000000000462000002A0885344DFEEFF6836.png" xlink:type="simple" xlink:show="embed" xlink:actuate="onLoad" loext:mime-type="image/png">
            <text:p/>
          </draw:image>
        </draw:frame>
        <draw:custom-shape draw:style-name="gr3" draw:text-style-name="P4" draw:layer="layout" svg:width="0.508cm" svg:height="3.048cm" svg:x="0.991cm" svg:y="6.8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3.048cm" svg:x="0.991cm" svg:y="20.0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3.048cm" draw:transform="rotate (1.5707963267949) translate (13.899cm 14.61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3.048cm" draw:transform="rotate (1.5707963267949) translate (13.799cm 27.915cm)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096cm" svg:height="1.285cm" draw:transform="rotate (1.5707963267949) translate (0.722cm 10.643cm)">
          <draw:text-box>
            <text:p text:style-name="P5"><text:span text:style-name="T2">Obsereved ASVs</text:span></text:p>
          </draw:text-box>
        </draw:frame>
        <draw:frame draw:style-name="gr4" draw:text-style-name="P6" draw:layer="layout" svg:width="6.096cm" svg:height="1.285cm" draw:transform="rotate (1.5707963267949) translate (0.623cm 24.359cm)">
          <draw:text-box>
            <text:p text:style-name="P5"><text:span text:style-name="T2">Obsereved ASVs</text:span></text:p>
          </draw:text-box>
        </draw:frame>
        <draw:frame draw:style-name="gr4" draw:text-style-name="P6" draw:layer="layout" svg:width="6.096cm" svg:height="1.285cm" svg:x="7.803cm" svg:y="13.945cm">
          <draw:text-box>
            <text:p text:style-name="P5"><text:span text:style-name="T2">Sequence count</text:span></text:p>
          </draw:text-box>
        </draw:frame>
        <draw:frame draw:style-name="gr4" draw:text-style-name="P6" draw:layer="layout" svg:width="6.096cm" svg:height="1.285cm" svg:x="7.595cm" svg:y="27.153cm">
          <draw:text-box>
            <text:p text:style-name="P5"><text:span text:style-name="T2">Sequence cou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7cm" svg:x="1.941cm" svg:y="2.096cm" presentation:class="title" presentation:placeholder="true">
        <draw:text-box/>
      </draw:frame>
      <draw:frame presentation:style-name="Default-outline1" draw:layer="backgroundobjects" svg:width="17.115cm" svg:height="16.074cm" svg:x="1.941cm" svg:y="7.476cm" presentation:class="outline" presentation:placeholder="true">
        <draw:text-box/>
      </draw:frame>
      <draw:frame presentation:style-name="Mpr1" draw:text-style-name="MP2" draw:layer="backgroundobjects" svg:width="4.43cm" svg:height="1.91cm" svg:x="1.941cm" svg:y="26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8cm" svg:height="1.91cm" svg:x="7.494cm" svg:y="26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cm" svg:height="1.91cm" svg:x="14.626cm" svg:y="26.2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1:44:11.140024304</meta:creation-date>
    <dc:date>2021-01-14T11:54:22.749356179</dc:date>
    <meta:editing-duration>PT1S</meta:editing-duration>
    <meta:editing-cycles>1</meta:editing-cycles>
    <meta:document-statistic meta:object-count="35"/>
    <meta:generator>LibreOffice/6.4.6.2$Linux_X86_64 LibreOffice_project/40$Build-2</meta:generator>
  </office:meta>
</office:document-meta>
</file>